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50.94pt"/>
    </style:style>
    <style:style style:name="co13" style:family="table-column">
      <style:table-column-properties fo:break-before="auto" style:column-width="87.1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09_08:07: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1"/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regStat</text:p>
          </table:table-cell>
          <table:table-cell/>
          <table:table-cell office:value-type="string" calcext:value-type="string">
            <text:p>post total</text:p>
          </table:table-cell>
          <table:table-cell office:value-type="string" calcext:value-type="string">
            <text:p>pre total</text:p>
          </table:table-cell>
          <table:table-cell office:value-type="string" calcext:value-type="string">
            <text:p>delta total</text:p>
          </table:table-cell>
          <table:table-cell/>
          <table:table-cell table:number-columns-repeated="2" office:value-type="string" calcext:value-type="string">
            <text:p>pre corrected</text:p>
          </table:table-cell>
          <table:table-cell office:value-type="string" calcext:value-type="string">
            <text:p>delta corrected</text:p>
          </table:table-cell>
          <table:table-cell/>
          <table:table-cell office:value-type="string" calcext:value-type="string">
            <text:p>post unreliable</text:p>
          </table:table-cell>
          <table:table-cell office:value-type="string" calcext:value-type="string">
            <text:p>pre unreliable</text:p>
          </table:table-cell>
          <table:table-cell office:value-type="string" calcext:value-type="string">
            <text:p>delta unreliable</text:p>
          </table:table-cell>
          <table:table-cell/>
          <table:table-cell office:value-type="string" calcext:value-type="string">
            <text:p>% corrected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8257" calcext:value-type="float">
            <text:p>428257</text:p>
          </table:table-cell>
          <table:table-cell office:value-type="float" office:value="331542" calcext:value-type="float">
            <text:p>331542</text:p>
          </table:table-cell>
          <table:table-cell table:formula="of:=[.D2]-[.E2]" office:value-type="float" office:value="96715" calcext:value-type="float">
            <text:p>96715</text:p>
          </table:table-cell>
          <table:table-cell/>
          <table:table-cell office:value-type="float" office:value="11680" calcext:value-type="float">
            <text:p>11680</text:p>
          </table:table-cell>
          <table:table-cell office:value-type="float" office:value="6796" calcext:value-type="float">
            <text:p>6796</text:p>
          </table:table-cell>
          <table:table-cell table:formula="of:=[.H2]-[.I2]" office:value-type="float" office:value="4884" calcext:value-type="float">
            <text:p>48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2]-[.M2]" office:value-type="float" office:value="0" calcext:value-type="float">
            <text:p>0</text:p>
          </table:table-cell>
          <table:table-cell/>
          <table:table-cell table:formula="of:=[.J2]/[.F2]" office:value-type="percentage" office:value="0.0504988884867911" calcext:value-type="percentage">
            <text:p>5.05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5104" calcext:value-type="float">
            <text:p>455104</text:p>
          </table:table-cell>
          <table:table-cell office:value-type="float" office:value="355678" calcext:value-type="float">
            <text:p>355678</text:p>
          </table:table-cell>
          <table:table-cell table:formula="of:=[.D3]-[.E3]" office:value-type="float" office:value="99426" calcext:value-type="float">
            <text:p>99426</text:p>
          </table:table-cell>
          <table:table-cell/>
          <table:table-cell office:value-type="float" office:value="8487" calcext:value-type="float">
            <text:p>8487</text:p>
          </table:table-cell>
          <table:table-cell office:value-type="float" office:value="4297" calcext:value-type="float">
            <text:p>4297</text:p>
          </table:table-cell>
          <table:table-cell table:formula="of:=[.H3]-[.I3]" office:value-type="float" office:value="4190" calcext:value-type="float">
            <text:p>41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3]-[.M3]" office:value-type="float" office:value="0" calcext:value-type="float">
            <text:p>0</text:p>
          </table:table-cell>
          <table:table-cell/>
          <table:table-cell table:formula="of:=[.J3]/[.F3]" office:value-type="percentage" office:value="0.0421418944742824" calcext:value-type="percentage">
            <text:p>4.21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8535" calcext:value-type="float">
            <text:p>448535</text:p>
          </table:table-cell>
          <table:table-cell office:value-type="float" office:value="350111" calcext:value-type="float">
            <text:p>350111</text:p>
          </table:table-cell>
          <table:table-cell table:formula="of:=[.D4]-[.E4]" office:value-type="float" office:value="98424" calcext:value-type="float">
            <text:p>98424</text:p>
          </table:table-cell>
          <table:table-cell/>
          <table:table-cell office:value-type="float" office:value="11233" calcext:value-type="float">
            <text:p>11233</text:p>
          </table:table-cell>
          <table:table-cell office:value-type="float" office:value="5670" calcext:value-type="float">
            <text:p>5670</text:p>
          </table:table-cell>
          <table:table-cell table:formula="of:=[.H4]-[.I4]" office:value-type="float" office:value="5563" calcext:value-type="float">
            <text:p>55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4]-[.M4]" office:value-type="float" office:value="0" calcext:value-type="float">
            <text:p>0</text:p>
          </table:table-cell>
          <table:table-cell/>
          <table:table-cell table:formula="of:=[.J4]/[.F4]" office:value-type="percentage" office:value="0.0565207672925303" calcext:value-type="percentage">
            <text:p>5.65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3919" calcext:value-type="float">
            <text:p>443919</text:p>
          </table:table-cell>
          <table:table-cell office:value-type="float" office:value="347875" calcext:value-type="float">
            <text:p>347875</text:p>
          </table:table-cell>
          <table:table-cell table:formula="of:=[.D5]-[.E5]" office:value-type="float" office:value="96044" calcext:value-type="float">
            <text:p>96044</text:p>
          </table:table-cell>
          <table:table-cell/>
          <table:table-cell office:value-type="float" office:value="8096" calcext:value-type="float">
            <text:p>8096</text:p>
          </table:table-cell>
          <table:table-cell office:value-type="float" office:value="3895" calcext:value-type="float">
            <text:p>3895</text:p>
          </table:table-cell>
          <table:table-cell table:formula="of:=[.H5]-[.I5]" office:value-type="float" office:value="4201" calcext:value-type="float">
            <text:p>4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5]-[.M5]" office:value-type="float" office:value="0" calcext:value-type="float">
            <text:p>0</text:p>
          </table:table-cell>
          <table:table-cell/>
          <table:table-cell table:formula="of:=[.J5]/[.F5]" office:value-type="percentage" office:value="0.0437403689975428" calcext:value-type="percentage">
            <text:p>4.3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5080" calcext:value-type="float">
            <text:p>425080</text:p>
          </table:table-cell>
          <table:table-cell office:value-type="float" office:value="329615" calcext:value-type="float">
            <text:p>329615</text:p>
          </table:table-cell>
          <table:table-cell table:formula="of:=[.D6]-[.E6]" office:value-type="float" office:value="95465" calcext:value-type="float">
            <text:p>95465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5124" calcext:value-type="float">
            <text:p>5124</text:p>
          </table:table-cell>
          <table:table-cell table:formula="of:=[.H6]-[.I6]" office:value-type="float" office:value="4625" calcext:value-type="float">
            <text:p>46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6]-[.M6]" office:value-type="float" office:value="0" calcext:value-type="float">
            <text:p>0</text:p>
          </table:table-cell>
          <table:table-cell/>
          <table:table-cell table:formula="of:=[.J6]/[.F6]" office:value-type="percentage" office:value="0.0484470748441837" calcext:value-type="percentage">
            <text:p>4.8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7957" calcext:value-type="float">
            <text:p>427957</text:p>
          </table:table-cell>
          <table:table-cell office:value-type="float" office:value="343026" calcext:value-type="float">
            <text:p>343026</text:p>
          </table:table-cell>
          <table:table-cell table:formula="of:=[.D7]-[.E7]" office:value-type="float" office:value="84931" calcext:value-type="float">
            <text:p>84931</text:p>
          </table:table-cell>
          <table:table-cell/>
          <table:table-cell office:value-type="float" office:value="24928" calcext:value-type="float">
            <text:p>24928</text:p>
          </table:table-cell>
          <table:table-cell office:value-type="float" office:value="10713" calcext:value-type="float">
            <text:p>10713</text:p>
          </table:table-cell>
          <table:table-cell table:formula="of:=[.H7]-[.I7]" office:value-type="float" office:value="14215" calcext:value-type="float">
            <text:p>14215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formula="of:=[.L7]-[.M7]" office:value-type="float" office:value="0" calcext:value-type="float">
            <text:p>0</text:p>
          </table:table-cell>
          <table:table-cell/>
          <table:table-cell table:formula="of:=[.J7]/[.F7]" office:value-type="percentage" office:value="0.167371160118214" calcext:value-type="percentage">
            <text:p>16.7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5032" calcext:value-type="float">
            <text:p>425032</text:p>
          </table:table-cell>
          <table:table-cell office:value-type="float" office:value="328732" calcext:value-type="float">
            <text:p>328732</text:p>
          </table:table-cell>
          <table:table-cell table:formula="of:=[.D8]-[.E8]" office:value-type="float" office:value="96300" calcext:value-type="float">
            <text:p>96300</text:p>
          </table:table-cell>
          <table:table-cell/>
          <table:table-cell office:value-type="float" office:value="9394" calcext:value-type="float">
            <text:p>9394</text:p>
          </table:table-cell>
          <table:table-cell office:value-type="float" office:value="5244" calcext:value-type="float">
            <text:p>5244</text:p>
          </table:table-cell>
          <table:table-cell table:formula="of:=[.H8]-[.I8]" office:value-type="float" office:value="4150" calcext:value-type="float">
            <text:p>4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L8]-[.M8]" office:value-type="float" office:value="0" calcext:value-type="float">
            <text:p>0</text:p>
          </table:table-cell>
          <table:table-cell/>
          <table:table-cell table:formula="of:=[.J8]/[.F8]" office:value-type="percentage" office:value="0.0430944963655244" calcext:value-type="percentage">
            <text:p>4.31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3003" calcext:value-type="float">
            <text:p>453003</text:p>
          </table:table-cell>
          <table:table-cell office:value-type="float" office:value="353080" calcext:value-type="float">
            <text:p>353080</text:p>
          </table:table-cell>
          <table:table-cell table:formula="of:=[.D9]-[.E9]" office:value-type="float" office:value="99923" calcext:value-type="float">
            <text:p>99923</text:p>
          </table:table-cell>
          <table:table-cell/>
          <table:table-cell office:value-type="float" office:value="7882" calcext:value-type="float">
            <text:p>7882</text:p>
          </table:table-cell>
          <table:table-cell office:value-type="float" office:value="3798" calcext:value-type="float">
            <text:p>3798</text:p>
          </table:table-cell>
          <table:table-cell table:formula="of:=[.H9]-[.I9]" office:value-type="float" office:value="4084" calcext:value-type="float">
            <text:p>40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9]-[.M9]" office:value-type="float" office:value="0" calcext:value-type="float">
            <text:p>0</text:p>
          </table:table-cell>
          <table:table-cell/>
          <table:table-cell table:formula="of:=[.J9]/[.F9]" office:value-type="percentage" office:value="0.0408714710326952" calcext:value-type="percentage">
            <text:p>4.09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8969" calcext:value-type="float">
            <text:p>448969</text:p>
          </table:table-cell>
          <table:table-cell office:value-type="float" office:value="351780" calcext:value-type="float">
            <text:p>351780</text:p>
          </table:table-cell>
          <table:table-cell table:formula="of:=[.D10]-[.E10]" office:value-type="float" office:value="97189" calcext:value-type="float">
            <text:p>97189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6048" calcext:value-type="float">
            <text:p>6048</text:p>
          </table:table-cell>
          <table:table-cell table:formula="of:=[.H10]-[.I10]" office:value-type="float" office:value="7236" calcext:value-type="float">
            <text:p>72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0]-[.M10]" office:value-type="float" office:value="0" calcext:value-type="float">
            <text:p>0</text:p>
          </table:table-cell>
          <table:table-cell/>
          <table:table-cell table:formula="of:=[.J10]/[.F10]" office:value-type="percentage" office:value="0.0744528701807818" calcext:value-type="percentage">
            <text:p>7.4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2261" calcext:value-type="float">
            <text:p>422261</text:p>
          </table:table-cell>
          <table:table-cell office:value-type="float" office:value="325208" calcext:value-type="float">
            <text:p>325208</text:p>
          </table:table-cell>
          <table:table-cell table:formula="of:=[.D11]-[.E11]" office:value-type="float" office:value="97053" calcext:value-type="float">
            <text:p>97053</text:p>
          </table:table-cell>
          <table:table-cell/>
          <table:table-cell office:value-type="float" office:value="12055" calcext:value-type="float">
            <text:p>12055</text:p>
          </table:table-cell>
          <table:table-cell office:value-type="float" office:value="7566" calcext:value-type="float">
            <text:p>7566</text:p>
          </table:table-cell>
          <table:table-cell table:formula="of:=[.H11]-[.I11]" office:value-type="float" office:value="4489" calcext:value-type="float">
            <text:p>44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1]-[.M11]" office:value-type="float" office:value="0" calcext:value-type="float">
            <text:p>0</text:p>
          </table:table-cell>
          <table:table-cell/>
          <table:table-cell table:formula="of:=[.J11]/[.F11]" office:value-type="percentage" office:value="0.0462530782149959" calcext:value-type="percentage">
            <text:p>4.63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2838" calcext:value-type="float">
            <text:p>452838</text:p>
          </table:table-cell>
          <table:table-cell office:value-type="float" office:value="353080" calcext:value-type="float">
            <text:p>353080</text:p>
          </table:table-cell>
          <table:table-cell table:formula="of:=[.D12]-[.E12]" office:value-type="float" office:value="99758" calcext:value-type="float">
            <text:p>99758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3988" calcext:value-type="float">
            <text:p>3988</text:p>
          </table:table-cell>
          <table:table-cell table:formula="of:=[.H12]-[.I12]" office:value-type="float" office:value="4268" calcext:value-type="float">
            <text:p>4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2]-[.M12]" office:value-type="float" office:value="0" calcext:value-type="float">
            <text:p>0</text:p>
          </table:table-cell>
          <table:table-cell/>
          <table:table-cell table:formula="of:=[.J12]/[.F12]" office:value-type="percentage" office:value="0.0427835361575012" calcext:value-type="percentage">
            <text:p>4.2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3991" calcext:value-type="float">
            <text:p>423991</text:p>
          </table:table-cell>
          <table:table-cell office:value-type="float" office:value="328421" calcext:value-type="float">
            <text:p>328421</text:p>
          </table:table-cell>
          <table:table-cell table:formula="of:=[.D13]-[.E13]" office:value-type="float" office:value="95570" calcext:value-type="float">
            <text:p>95570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395" calcext:value-type="float">
            <text:p>5395</text:p>
          </table:table-cell>
          <table:table-cell table:formula="of:=[.H13]-[.I13]" office:value-type="float" office:value="4295" calcext:value-type="float">
            <text:p>429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L13]-[.M13]" office:value-type="float" office:value="0" calcext:value-type="float">
            <text:p>0</text:p>
          </table:table-cell>
          <table:table-cell/>
          <table:table-cell table:formula="of:=[.J13]/[.F13]" office:value-type="percentage" office:value="0.0449408810296118" calcext:value-type="percentage">
            <text:p>4.49%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8026" calcext:value-type="float">
            <text:p>448026</text:p>
          </table:table-cell>
          <table:table-cell office:value-type="float" office:value="353246" calcext:value-type="float">
            <text:p>353246</text:p>
          </table:table-cell>
          <table:table-cell table:formula="of:=[.D14]-[.E14]" office:value-type="float" office:value="94780" calcext:value-type="float">
            <text:p>94780</text:p>
          </table:table-cell>
          <table:table-cell/>
          <table:table-cell office:value-type="float" office:value="9543" calcext:value-type="float">
            <text:p>9543</text:p>
          </table:table-cell>
          <table:table-cell office:value-type="float" office:value="4379" calcext:value-type="float">
            <text:p>4379</text:p>
          </table:table-cell>
          <table:table-cell table:formula="of:=[.H14]-[.I14]" office:value-type="float" office:value="5164" calcext:value-type="float">
            <text:p>51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4]-[.M14]" office:value-type="float" office:value="0" calcext:value-type="float">
            <text:p>0</text:p>
          </table:table-cell>
          <table:table-cell/>
          <table:table-cell table:formula="of:=[.J14]/[.F14]" office:value-type="percentage" office:value="0.0544840683688542" calcext:value-type="percentage">
            <text:p>5.45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3436" calcext:value-type="float">
            <text:p>423436</text:p>
          </table:table-cell>
          <table:table-cell office:value-type="float" office:value="326522" calcext:value-type="float">
            <text:p>326522</text:p>
          </table:table-cell>
          <table:table-cell table:formula="of:=[.D15]-[.E15]" office:value-type="float" office:value="96914" calcext:value-type="float">
            <text:p>96914</text:p>
          </table:table-cell>
          <table:table-cell/>
          <table:table-cell office:value-type="float" office:value="11312" calcext:value-type="float">
            <text:p>11312</text:p>
          </table:table-cell>
          <table:table-cell office:value-type="float" office:value="6503" calcext:value-type="float">
            <text:p>6503</text:p>
          </table:table-cell>
          <table:table-cell table:formula="of:=[.H15]-[.I15]" office:value-type="float" office:value="4809" calcext:value-type="float">
            <text:p>48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L15]-[.M15]" office:value-type="float" office:value="0" calcext:value-type="float">
            <text:p>0</text:p>
          </table:table-cell>
          <table:table-cell/>
          <table:table-cell table:formula="of:=[.J15]/[.F15]" office:value-type="percentage" office:value="0.0496213137420806" calcext:value-type="percentage">
            <text:p>4.9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6030" calcext:value-type="float">
            <text:p>426030</text:p>
          </table:table-cell>
          <table:table-cell office:value-type="float" office:value="329189" calcext:value-type="float">
            <text:p>329189</text:p>
          </table:table-cell>
          <table:table-cell table:formula="of:=[.D16]-[.E16]" office:value-type="float" office:value="96841" calcext:value-type="float">
            <text:p>96841</text:p>
          </table:table-cell>
          <table:table-cell/>
          <table:table-cell office:value-type="float" office:value="9899" calcext:value-type="float">
            <text:p>9899</text:p>
          </table:table-cell>
          <table:table-cell office:value-type="float" office:value="5768" calcext:value-type="float">
            <text:p>5768</text:p>
          </table:table-cell>
          <table:table-cell table:formula="of:=[.H16]-[.I16]" office:value-type="float" office:value="4131" calcext:value-type="float">
            <text:p>41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6]-[.M16]" office:value-type="float" office:value="0" calcext:value-type="float">
            <text:p>0</text:p>
          </table:table-cell>
          <table:table-cell/>
          <table:table-cell table:formula="of:=[.J16]/[.F16]" office:value-type="percentage" office:value="0.0426575520698878" calcext:value-type="percentage">
            <text:p>4.2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1494" calcext:value-type="float">
            <text:p>421494</text:p>
          </table:table-cell>
          <table:table-cell office:value-type="float" office:value="326852" calcext:value-type="float">
            <text:p>326852</text:p>
          </table:table-cell>
          <table:table-cell table:formula="of:=[.D17]-[.E17]" office:value-type="float" office:value="94642" calcext:value-type="float">
            <text:p>9464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5990" calcext:value-type="float">
            <text:p>5990</text:p>
          </table:table-cell>
          <table:table-cell table:formula="of:=[.H17]-[.I17]" office:value-type="float" office:value="4610" calcext:value-type="float">
            <text:p>46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7]-[.M17]" office:value-type="float" office:value="0" calcext:value-type="float">
            <text:p>0</text:p>
          </table:table-cell>
          <table:table-cell/>
          <table:table-cell table:formula="of:=[.J17]/[.F17]" office:value-type="percentage" office:value="0.0487098751083029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5983" calcext:value-type="float">
            <text:p>425983</text:p>
          </table:table-cell>
          <table:table-cell office:value-type="float" office:value="330341" calcext:value-type="float">
            <text:p>330341</text:p>
          </table:table-cell>
          <table:table-cell table:formula="of:=[.D18]-[.E18]" office:value-type="float" office:value="95642" calcext:value-type="float">
            <text:p>95642</text:p>
          </table:table-cell>
          <table:table-cell/>
          <table:table-cell office:value-type="float" office:value="9506" calcext:value-type="float">
            <text:p>9506</text:p>
          </table:table-cell>
          <table:table-cell office:value-type="float" office:value="5155" calcext:value-type="float">
            <text:p>5155</text:p>
          </table:table-cell>
          <table:table-cell table:formula="of:=[.H18]-[.I18]" office:value-type="float" office:value="4351" calcext:value-type="float">
            <text:p>43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8]-[.M18]" office:value-type="float" office:value="0" calcext:value-type="float">
            <text:p>0</text:p>
          </table:table-cell>
          <table:table-cell/>
          <table:table-cell table:formula="of:=[.J18]/[.F18]" office:value-type="percentage" office:value="0.0454925660274775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3771" calcext:value-type="float">
            <text:p>453771</text:p>
          </table:table-cell>
          <table:table-cell office:value-type="float" office:value="353815" calcext:value-type="float">
            <text:p>353815</text:p>
          </table:table-cell>
          <table:table-cell table:formula="of:=[.D19]-[.E19]" office:value-type="float" office:value="99956" calcext:value-type="float">
            <text:p>9995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4126" calcext:value-type="float">
            <text:p>4126</text:p>
          </table:table-cell>
          <table:table-cell table:formula="of:=[.H19]-[.I19]" office:value-type="float" office:value="4374" calcext:value-type="float">
            <text:p>4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19]-[.M19]" office:value-type="float" office:value="0" calcext:value-type="float">
            <text:p>0</text:p>
          </table:table-cell>
          <table:table-cell/>
          <table:table-cell table:formula="of:=[.J19]/[.F19]" office:value-type="percentage" office:value="0.0437592540717916" calcext:value-type="percentage">
            <text:p>4.38%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4254" calcext:value-type="float">
            <text:p>394254</text:p>
          </table:table-cell>
          <table:table-cell office:value-type="float" office:value="344247" calcext:value-type="float">
            <text:p>344247</text:p>
          </table:table-cell>
          <table:table-cell table:formula="of:=[.D20]-[.E20]" office:value-type="float" office:value="50007" calcext:value-type="float">
            <text:p>50007</text:p>
          </table:table-cell>
          <table:table-cell/>
          <table:table-cell office:value-type="float" office:value="15744" calcext:value-type="float">
            <text:p>15744</text:p>
          </table:table-cell>
          <table:table-cell office:value-type="float" office:value="8180" calcext:value-type="float">
            <text:p>8180</text:p>
          </table:table-cell>
          <table:table-cell table:formula="of:=[.H20]-[.I20]" office:value-type="float" office:value="7564" calcext:value-type="float">
            <text:p>75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[.L20]-[.M20]" office:value-type="float" office:value="4" calcext:value-type="float">
            <text:p>4</text:p>
          </table:table-cell>
          <table:table-cell/>
          <table:table-cell table:formula="of:=[.J20]/[.F20]" office:value-type="percentage" office:value="0.151258823764673" calcext:value-type="percentage">
            <text:p>15.1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8965" calcext:value-type="float">
            <text:p>428965</text:p>
          </table:table-cell>
          <table:table-cell office:value-type="float" office:value="344514" calcext:value-type="float">
            <text:p>344514</text:p>
          </table:table-cell>
          <table:table-cell table:formula="of:=[.D21]-[.E21]" office:value-type="float" office:value="84451" calcext:value-type="float">
            <text:p>84451</text:p>
          </table:table-cell>
          <table:table-cell/>
          <table:table-cell office:value-type="float" office:value="22929" calcext:value-type="float">
            <text:p>22929</text:p>
          </table:table-cell>
          <table:table-cell office:value-type="float" office:value="7824" calcext:value-type="float">
            <text:p>7824</text:p>
          </table:table-cell>
          <table:table-cell table:formula="of:=[.H21]-[.I21]" office:value-type="float" office:value="15105" calcext:value-type="float">
            <text:p>151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/>
          <table:table-cell table:formula="of:=[.J21]/[.F21]" office:value-type="percentage" office:value="0.178861114729251" calcext:value-type="percentage">
            <text:p>17.89%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5383" calcext:value-type="float">
            <text:p>395383</text:p>
          </table:table-cell>
          <table:table-cell office:value-type="float" office:value="341971" calcext:value-type="float">
            <text:p>341971</text:p>
          </table:table-cell>
          <table:table-cell table:formula="of:=[.D22]-[.E22]" office:value-type="float" office:value="53412" calcext:value-type="float">
            <text:p>53412</text:p>
          </table:table-cell>
          <table:table-cell/>
          <table:table-cell office:value-type="float" office:value="12450" calcext:value-type="float">
            <text:p>12450</text:p>
          </table:table-cell>
          <table:table-cell office:value-type="float" office:value="7350" calcext:value-type="float">
            <text:p>7350</text:p>
          </table:table-cell>
          <table:table-cell table:formula="of:=[.H22]-[.I22]" office:value-type="float" office:value="5100" calcext:value-type="float">
            <text:p>5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formula="of:=[.L22]-[.M22]" office:value-type="float" office:value="17" calcext:value-type="float">
            <text:p>17</text:p>
          </table:table-cell>
          <table:table-cell/>
          <table:table-cell table:formula="of:=[.J22]/[.F22]" office:value-type="percentage" office:value="0.0954841608627275" calcext:value-type="percentage">
            <text:p>9.55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5116" calcext:value-type="float">
            <text:p>445116</text:p>
          </table:table-cell>
          <table:table-cell office:value-type="float" office:value="348691" calcext:value-type="float">
            <text:p>348691</text:p>
          </table:table-cell>
          <table:table-cell table:formula="of:=[.D23]-[.E23]" office:value-type="float" office:value="96425" calcext:value-type="float">
            <text:p>96425</text:p>
          </table:table-cell>
          <table:table-cell/>
          <table:table-cell office:value-type="float" office:value="8349" calcext:value-type="float">
            <text:p>8349</text:p>
          </table:table-cell>
          <table:table-cell office:value-type="float" office:value="4112" calcext:value-type="float">
            <text:p>4112</text:p>
          </table:table-cell>
          <table:table-cell table:formula="of:=[.H23]-[.I23]" office:value-type="float" office:value="4237" calcext:value-type="float">
            <text:p>42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/>
          <table:table-cell table:formula="of:=[.J23]/[.F23]" office:value-type="percentage" office:value="0.0439408866995074" calcext:value-type="percentage">
            <text:p>4.3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4752" calcext:value-type="float">
            <text:p>444752</text:p>
          </table:table-cell>
          <table:table-cell office:value-type="float" office:value="349329" calcext:value-type="float">
            <text:p>349329</text:p>
          </table:table-cell>
          <table:table-cell table:formula="of:=[.D24]-[.E24]" office:value-type="float" office:value="95423" calcext:value-type="float">
            <text:p>95423</text:p>
          </table:table-cell>
          <table:table-cell/>
          <table:table-cell office:value-type="float" office:value="9161" calcext:value-type="float">
            <text:p>9161</text:p>
          </table:table-cell>
          <table:table-cell office:value-type="float" office:value="4250" calcext:value-type="float">
            <text:p>4250</text:p>
          </table:table-cell>
          <table:table-cell table:formula="of:=[.H24]-[.I24]" office:value-type="float" office:value="4911" calcext:value-type="float">
            <text:p>49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24]-[.M24]" office:value-type="float" office:value="0" calcext:value-type="float">
            <text:p>0</text:p>
          </table:table-cell>
          <table:table-cell/>
          <table:table-cell table:formula="of:=[.J24]/[.F24]" office:value-type="percentage" office:value="0.0514655795772508" calcext:value-type="percentage">
            <text:p>5.1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6108" calcext:value-type="float">
            <text:p>416108</text:p>
          </table:table-cell>
          <table:table-cell office:value-type="float" office:value="325839" calcext:value-type="float">
            <text:p>325839</text:p>
          </table:table-cell>
          <table:table-cell table:formula="of:=[.D25]-[.E25]" office:value-type="float" office:value="90269" calcext:value-type="float">
            <text:p>90269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7085" calcext:value-type="float">
            <text:p>7085</text:p>
          </table:table-cell>
          <table:table-cell table:formula="of:=[.H25]-[.I25]" office:value-type="float" office:value="9201" calcext:value-type="float">
            <text:p>9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25]-[.M25]" office:value-type="float" office:value="0" calcext:value-type="float">
            <text:p>0</text:p>
          </table:table-cell>
          <table:table-cell/>
          <table:table-cell table:formula="of:=[.J25]/[.F25]" office:value-type="percentage" office:value="0.101928679834716" calcext:value-type="percentage">
            <text:p>10.1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3666" calcext:value-type="float">
            <text:p>443666</text:p>
          </table:table-cell>
          <table:table-cell office:value-type="float" office:value="348482" calcext:value-type="float">
            <text:p>348482</text:p>
          </table:table-cell>
          <table:table-cell table:formula="of:=[.D26]-[.E26]" office:value-type="float" office:value="95184" calcext:value-type="float">
            <text:p>95184</text:p>
          </table:table-cell>
          <table:table-cell/>
          <table:table-cell office:value-type="float" office:value="9972" calcext:value-type="float">
            <text:p>9972</text:p>
          </table:table-cell>
          <table:table-cell office:value-type="float" office:value="4852" calcext:value-type="float">
            <text:p>4852</text:p>
          </table:table-cell>
          <table:table-cell table:formula="of:=[.H26]-[.I26]" office:value-type="float" office:value="5120" calcext:value-type="float">
            <text:p>51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/>
          <table:table-cell table:formula="of:=[.J26]/[.F26]" office:value-type="percentage" office:value="0.0537905530341234" calcext:value-type="percentage">
            <text:p>5.3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3671" calcext:value-type="float">
            <text:p>413671</text:p>
          </table:table-cell>
          <table:table-cell office:value-type="float" office:value="326477" calcext:value-type="float">
            <text:p>326477</text:p>
          </table:table-cell>
          <table:table-cell table:formula="of:=[.D27]-[.E27]" office:value-type="float" office:value="87194" calcext:value-type="float">
            <text:p>87194</text:p>
          </table:table-cell>
          <table:table-cell/>
          <table:table-cell office:value-type="float" office:value="20279" calcext:value-type="float">
            <text:p>20279</text:p>
          </table:table-cell>
          <table:table-cell office:value-type="float" office:value="7793" calcext:value-type="float">
            <text:p>7793</text:p>
          </table:table-cell>
          <table:table-cell table:formula="of:=[.H27]-[.I27]" office:value-type="float" office:value="12486" calcext:value-type="float">
            <text:p>1248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L27]-[.M27]" office:value-type="float" office:value="0" calcext:value-type="float">
            <text:p>0</text:p>
          </table:table-cell>
          <table:table-cell/>
          <table:table-cell table:formula="of:=[.J27]/[.F27]" office:value-type="percentage" office:value="0.14319792646283" calcext:value-type="percentage">
            <text:p>14.3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7786" calcext:value-type="float">
            <text:p>417786</text:p>
          </table:table-cell>
          <table:table-cell office:value-type="float" office:value="325272" calcext:value-type="float">
            <text:p>325272</text:p>
          </table:table-cell>
          <table:table-cell table:formula="of:=[.D28]-[.E28]" office:value-type="float" office:value="92514" calcext:value-type="float">
            <text:p>92514</text:p>
          </table:table-cell>
          <table:table-cell/>
          <table:table-cell office:value-type="float" office:value="14246" calcext:value-type="float">
            <text:p>14246</text:p>
          </table:table-cell>
          <table:table-cell office:value-type="float" office:value="6496" calcext:value-type="float">
            <text:p>6496</text:p>
          </table:table-cell>
          <table:table-cell table:formula="of:=[.H28]-[.I28]" office:value-type="float" office:value="7750" calcext:value-type="float">
            <text:p>77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28]-[.M28]" office:value-type="float" office:value="2" calcext:value-type="float">
            <text:p>2</text:p>
          </table:table-cell>
          <table:table-cell/>
          <table:table-cell table:formula="of:=[.J28]/[.F28]" office:value-type="percentage" office:value="0.0837711049138509" calcext:value-type="percentage">
            <text:p>8.3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7529" calcext:value-type="float">
            <text:p>407529</text:p>
          </table:table-cell>
          <table:table-cell office:value-type="float" office:value="343219" calcext:value-type="float">
            <text:p>343219</text:p>
          </table:table-cell>
          <table:table-cell table:formula="of:=[.D29]-[.E29]" office:value-type="float" office:value="64310" calcext:value-type="float">
            <text:p>64310</text:p>
          </table:table-cell>
          <table:table-cell/>
          <table:table-cell office:value-type="float" office:value="49859" calcext:value-type="float">
            <text:p>49859</text:p>
          </table:table-cell>
          <table:table-cell office:value-type="float" office:value="10490" calcext:value-type="float">
            <text:p>10490</text:p>
          </table:table-cell>
          <table:table-cell table:formula="of:=[.H29]-[.I29]" office:value-type="float" office:value="39369" calcext:value-type="float">
            <text:p>393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L29]-[.M29]" office:value-type="float" office:value="0" calcext:value-type="float">
            <text:p>0</text:p>
          </table:table-cell>
          <table:table-cell/>
          <table:table-cell table:formula="of:=[.J29]/[.F29]" office:value-type="percentage" office:value="0.612175400404292" calcext:value-type="percentage">
            <text:p>61.2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5852" calcext:value-type="float">
            <text:p>455852</text:p>
          </table:table-cell>
          <table:table-cell office:value-type="float" office:value="353529" calcext:value-type="float">
            <text:p>353529</text:p>
          </table:table-cell>
          <table:table-cell table:formula="of:=[.D30]-[.E30]" office:value-type="float" office:value="102323" calcext:value-type="float">
            <text:p>102323</text:p>
          </table:table-cell>
          <table:table-cell/>
          <table:table-cell office:value-type="float" office:value="7918" calcext:value-type="float">
            <text:p>7918</text:p>
          </table:table-cell>
          <table:table-cell office:value-type="float" office:value="3843" calcext:value-type="float">
            <text:p>3843</text:p>
          </table:table-cell>
          <table:table-cell table:formula="of:=[.H30]-[.I30]" office:value-type="float" office:value="4075" calcext:value-type="float">
            <text:p>40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30]-[.M30]" office:value-type="float" office:value="0" calcext:value-type="float">
            <text:p>0</text:p>
          </table:table-cell>
          <table:table-cell/>
          <table:table-cell table:formula="of:=[.J30]/[.F30]" office:value-type="percentage" office:value="0.0398248683091778" calcext:value-type="percentage">
            <text:p>3.9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6223" calcext:value-type="float">
            <text:p>446223</text:p>
          </table:table-cell>
          <table:table-cell office:value-type="float" office:value="347960" calcext:value-type="float">
            <text:p>347960</text:p>
          </table:table-cell>
          <table:table-cell table:formula="of:=[.D31]-[.E31]" office:value-type="float" office:value="98263" calcext:value-type="float">
            <text:p>98263</text:p>
          </table:table-cell>
          <table:table-cell/>
          <table:table-cell office:value-type="float" office:value="8698" calcext:value-type="float">
            <text:p>8698</text:p>
          </table:table-cell>
          <table:table-cell office:value-type="float" office:value="4074" calcext:value-type="float">
            <text:p>4074</text:p>
          </table:table-cell>
          <table:table-cell table:formula="of:=[.H31]-[.I31]" office:value-type="float" office:value="4624" calcext:value-type="float">
            <text:p>4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31]-[.M31]" office:value-type="float" office:value="0" calcext:value-type="float">
            <text:p>0</text:p>
          </table:table-cell>
          <table:table-cell/>
          <table:table-cell table:formula="of:=[.J31]/[.F31]" office:value-type="percentage" office:value="0.0470573868088701" calcext:value-type="percentage">
            <text:p>4.7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4245" calcext:value-type="float">
            <text:p>454245</text:p>
          </table:table-cell>
          <table:table-cell office:value-type="float" office:value="351957" calcext:value-type="float">
            <text:p>351957</text:p>
          </table:table-cell>
          <table:table-cell table:formula="of:=[.D32]-[.E32]" office:value-type="float" office:value="102288" calcext:value-type="float">
            <text:p>102288</text:p>
          </table:table-cell>
          <table:table-cell/>
          <table:table-cell office:value-type="float" office:value="8139" calcext:value-type="float">
            <text:p>8139</text:p>
          </table:table-cell>
          <table:table-cell office:value-type="float" office:value="3996" calcext:value-type="float">
            <text:p>3996</text:p>
          </table:table-cell>
          <table:table-cell table:formula="of:=[.H32]-[.I32]" office:value-type="float" office:value="4143" calcext:value-type="float">
            <text:p>4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32]-[.M32]" office:value-type="float" office:value="0" calcext:value-type="float">
            <text:p>0</text:p>
          </table:table-cell>
          <table:table-cell/>
          <table:table-cell table:formula="of:=[.J32]/[.F32]" office:value-type="percentage" office:value="0.0405032848427968" calcext:value-type="percentage">
            <text:p>4.0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7546" calcext:value-type="float">
            <text:p>447546</text:p>
          </table:table-cell>
          <table:table-cell office:value-type="float" office:value="349291" calcext:value-type="float">
            <text:p>349291</text:p>
          </table:table-cell>
          <table:table-cell table:formula="of:=[.D33]-[.E33]" office:value-type="float" office:value="98255" calcext:value-type="float">
            <text:p>98255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4329" calcext:value-type="float">
            <text:p>4329</text:p>
          </table:table-cell>
          <table:table-cell table:formula="of:=[.H33]-[.I33]" office:value-type="float" office:value="5571" calcext:value-type="float">
            <text:p>55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L33]-[.M33]" office:value-type="float" office:value="0" calcext:value-type="float">
            <text:p>0</text:p>
          </table:table-cell>
          <table:table-cell/>
          <table:table-cell table:formula="of:=[.J33]/[.F33]" office:value-type="percentage" office:value="0.0566994046104524" calcext:value-type="percentage">
            <text:p>5.67%</text:p>
          </table:table-cell>
        </table:table-row>
        <table:table-row table:style-name="ro1" table:number-rows-repeated="10485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09:31:01.423932937</dc:date>
    <meta:editing-duration>PT1H7M38S</meta:editing-duration>
    <meta:editing-cycles>2</meta:editing-cycles>
    <meta:generator>LibreOffice/5.1.6.2$Linux_X86_64 LibreOffice_project/10m0$Build-2</meta:generator>
    <meta:document-statistic meta:table-count="1" meta:cell-count="396" meta:object-count="0"/>
  </office:meta>
</office:document-meta>
</file>